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582" calcext:value-type="float">
            <text:p>8.46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0092" calcext:value-type="float">
            <text:p>13.69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4876" calcext:value-type="float">
            <text:p>13.10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2316" calcext:value-type="float">
            <text:p>11.67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134" calcext:value-type="float">
            <text:p>10.7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655148387097" calcext:value-type="float">
            <text:p>8.56655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782916129032" calcext:value-type="float">
            <text:p>8.90782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0716" calcext:value-type="float">
            <text:p>10.30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47048275862" calcext:value-type="float">
            <text:p>11.104704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113925" calcext:value-type="float">
            <text:p>11.4011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46500645161" calcext:value-type="float">
            <text:p>11.44465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5633548387" calcext:value-type="float">
            <text:p>11.41456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74535" calcext:value-type="float">
            <text:p>10.8674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28296" calcext:value-type="float">
            <text:p>11.41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3978181818" calcext:value-type="float">
            <text:p>12.188397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27045" calcext:value-type="float">
            <text:p>11.7327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40825806452" calcext:value-type="float">
            <text:p>11.8940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9395" calcext:value-type="float">
            <text:p>11.7079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8183225807" calcext:value-type="float">
            <text:p>11.47581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0495" calcext:value-type="float">
            <text:p>11.0640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2448" calcext:value-type="float">
            <text:p>11.83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97975" calcext:value-type="float">
            <text:p>12.79197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50325" calcext:value-type="float">
            <text:p>12.40850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96061935484" calcext:value-type="float">
            <text:p>11.76960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66315" calcext:value-type="float">
            <text:p>10.3866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300625" calcext:value-type="float">
            <text:p>8.81300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30175" calcext:value-type="float">
            <text:p>8.51030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44435" calcext:value-type="float">
            <text:p>9.6444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562451612903" calcext:value-type="float">
            <text:p>9.60562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62595" calcext:value-type="float">
            <text:p>9.6962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29032258065" calcext:value-type="float">
            <text:p>9.91829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8287" calcext:value-type="float">
            <text:p>10.678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36990344828" calcext:value-type="float">
            <text:p>12.043699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2846" calcext:value-type="float">
            <text:p>12.102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171" calcext:value-type="float">
            <text:p>12.4171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51339354839" calcext:value-type="float">
            <text:p>12.73513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4206451613" calcext:value-type="float">
            <text:p>13.6034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9849" calcext:value-type="float">
            <text:p>13.2698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55094193548" calcext:value-type="float">
            <text:p>13.03550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499025" calcext:value-type="float">
            <text:p>12.49499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21326451613" calcext:value-type="float">
            <text:p>12.44213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39575" calcext:value-type="float">
            <text:p>12.69139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27886896552" calcext:value-type="float">
            <text:p>12.642788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13525" calcext:value-type="float">
            <text:p>12.89313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76209032258" calcext:value-type="float">
            <text:p>12.74762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39725" calcext:value-type="float">
            <text:p>12.7339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19385" calcext:value-type="float">
            <text:p>12.4619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2010322581" calcext:value-type="float">
            <text:p>12.35020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48" calcext:value-type="float">
            <text:p>12.0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702975" calcext:value-type="float">
            <text:p>11.28702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0420645161" calcext:value-type="float">
            <text:p>10.77104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394075" calcext:value-type="float">
            <text:p>10.19394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261109677419" calcext:value-type="float">
            <text:p>9.682611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388775" calcext:value-type="float">
            <text:p>11.29388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09467586207" calcext:value-type="float">
            <text:p>12.330946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94525" calcext:value-type="float">
            <text:p>12.51594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13396129032" calcext:value-type="float">
            <text:p>12.88133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52492903226" calcext:value-type="float">
            <text:p>12.94524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971" calcext:value-type="float">
            <text:p>12.91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8126451613" calcext:value-type="float">
            <text:p>12.92981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82675" calcext:value-type="float">
            <text:p>13.09182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19084104603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2563478261" calcext:value-type="float">
            <text:p>12.9012563478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9" meta:object-count="0"/>
    <meta:user-defined meta:name="AppVersion">3.0</meta:user-defined>
  </office:meta>
</office:document-meta>
</file>